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Preformatted_20_Text" style:list-style-name="L6">
      <style:paragraph-properties fo:margin-top="0in" fo:margin-bottom="0.1965in" style:contextual-spacing="false"/>
    </style:style>
    <style:style style:name="P14" style:family="paragraph" style:parent-style-name="Preformatted_20_Text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Preformatted_20_Text" style:list-style-name="L9">
      <style:paragraph-properties fo:margin-top="0in" fo:margin-bottom="0.1965in" style:contextual-spacing="false"/>
    </style:style>
    <style:style style:name="P21" style:family="paragraph" style:parent-style-name="Preformatted_20_Text" style:list-style-name="L9"/>
    <style:style style:name="P22" style:family="paragraph" style:parent-style-name="Text_20_body" style:list-style-name="L10"/>
    <style:style style:name="P23" style:family="paragraph" style:parent-style-name="Preformatted_20_Text" style:list-style-name="L10"/>
    <style:style style:name="P24" style:family="paragraph" style:parent-style-name="Preformatted_20_Text" style:list-style-name="L10">
      <style:paragraph-properties fo:margin-top="0in" fo:margin-bottom="0.1965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>
      <style:paragraph-properties fo:margin-top="0in" fo:margin-bottom="0in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3">
      <style:paragraph-properties fo:margin-top="0in" fo:margin-bottom="0in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4">
      <style:paragraph-properties fo:margin-top="0in" fo:margin-bottom="0in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5">
      <style:paragraph-properties fo:margin-top="0in" fo:margin-bottom="0in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6">
      <style:paragraph-properties fo:margin-top="0in" fo:margin-bottom="0in" style:contextual-spacing="false"/>
    </style:style>
    <style:style style:name="P36" style:family="paragraph" style:parent-style-name="Text_20_body" style:list-style-name="L1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<text:tab/>Docker: A Beginner-Friendly Guide</text:h>
      <text:h text:style-name="Heading_20_2" text:outline-level="2">Simple concepts and hands-on exercises for beginners</text:h>
      <text:p text:style-name="Horizontal_20_Line"/>
      <text:h text:style-name="Heading_20_2" text:outline-level="2">What is Docker?</text:h>
      <text:list text:style-name="L1">
        <text:list-item>
          <text:p text:style-name="P1">A platform for running applications in <text:span text:style-name="Strong_20_Emphasis">containers</text:span> </text:p>
        </text:list-item>
        <text:list-item>
          <text:p text:style-name="P1">Containers are lightweight packages containing: </text:p>
          <text:list>
            <text:list-item>
              <text:p text:style-name="P1">Your application code </text:p>
            </text:list-item>
            <text:list-item>
              <text:p text:style-name="P1">Libraries and dependencies </text:p>
            </text:list-item>
            <text:list-item>
              <text:p text:style-name="P1">Configuration files </text:p>
            </text:list-item>
          </text:list>
        </text:list-item>
        <text:list-item>
          <text:p text:style-name="P2">Think of containers as "shipping boxes" for software </text:p>
        </text:list-item>
      </text:list>
      <text:p text:style-name="Horizontal_20_Line"/>
      <text:h text:style-name="Heading_20_2" text:outline-level="2">Why Use Docker?</text:h>
      <text:list text:style-name="L2">
        <text:list-item>
          <text:p text:style-name="P3"><text:span text:style-name="Strong_20_Emphasis">Consistency</text:span>: Works the same everywhere (no more "it works on my machine") </text:p>
        </text:list-item>
        <text:list-item>
          <text:p text:style-name="P3"><text:span text:style-name="Strong_20_Emphasis">Lightweight</text:span>: Uses fewer resources than virtual machines </text:p>
        </text:list-item>
        <text:list-item>
          <text:p text:style-name="P3"><text:span text:style-name="Strong_20_Emphasis">Portable</text:span>: Easily move between development, testing, and production </text:p>
        </text:list-item>
        <text:list-item>
          <text:p text:style-name="P4"><text:span text:style-name="Strong_20_Emphasis">Scalable</text:span>: Great for growing applications </text:p>
        </text:list-item>
      </text:list>
      <text:p text:style-name="Horizontal_20_Line"/>
      <text:h text:style-name="Heading_20_2" text:outline-level="2">Real-World Docker Uses</text:h>
      <text:list text:style-name="L3">
        <text:list-item>
          <text:p text:style-name="P5"><text:span text:style-name="Strong_20_Emphasis">Web Applications</text:span>: Running websites and web services </text:p>
        </text:list-item>
        <text:list-item>
          <text:p text:style-name="P5"><text:span text:style-name="Strong_20_Emphasis">Development Environments</text:span>: Same setup for all developers </text:p>
        </text:list-item>
        <text:list-item>
          <text:p text:style-name="P5"><text:span text:style-name="Strong_20_Emphasis">Microservices</text:span>: Running many small, independent services </text:p>
        </text:list-item>
        <text:list-item>
          <text:p text:style-name="P6"><text:span text:style-name="Strong_20_Emphasis">Continuous Integration</text:span>: Testing code in consistent environments </text:p>
        </text:list-item>
      </text:list>
      <text:p text:style-name="Horizontal_20_Line"/>
      <text:h text:style-name="Heading_20_2" text:outline-level="2">Installing Docker</text:h>
      <text:p text:style-name="Text_20_body"><text:span text:style-name="Strong_20_Emphasis">Windows &amp; macOS</text:span>:</text:p>
      <text:list text:style-name="L4">
        <text:list-item>
          <text:p text:style-name="P7">Download Docker Desktop from Docker's website </text:p>
        </text:list-item>
        <text:list-item>
          <text:p text:style-name="P8">Run the installer and follow instructions </text:p>
        </text:list-item>
      </text:list>
      <text:p text:style-name="Text_20_body"><text:span text:style-name="Strong_20_Emphasis">Linux (Ubuntu)</text:span>:</text:p>
      <text:p text:style-name="Preformatted_20_Text"><text:span text:style-name="Source_20_Text">sudo apt update</text:span></text:p>
      <text:p text:style-name="Preformatted_20_Text"><text:span text:style-name="Source_20_Text">sudo apt install docker.io</text:span></text:p>
      <text:p text:style-name="Preformatted_20_Text"><text:span text:style-name="Source_20_Text">sudo systemctl start docker</text:span></text:p>
      <text:p text:style-name="P9"><text:soft-page-break/><text:span text:style-name="Source_20_Text">sudo systemctl enable docker</text:span></text:p>
      <text:p text:style-name="Text_20_body"><text:span text:style-name="Strong_20_Emphasis">Check Installation</text:span>:</text:p>
      <text:p text:style-name="P9"><text:span text:style-name="Source_20_Text">docker --version</text:span></text:p>
      <text:p text:style-name="Text_20_body"><text:span text:style-name="Strong_20_Emphasis">Expected output</text:span>:</text:p>
      <text:p text:style-name="P9"><text:span text:style-name="Source_20_Text">Docker version 24.0.5, build abc123</text:span></text:p>
      <text:p text:style-name="Horizontal_20_Line"/>
      <text:h text:style-name="Heading_20_2" text:outline-level="2">Your First Docker Command</text:h>
      <text:p text:style-name="Text_20_body">Try running:</text:p>
      <text:p text:style-name="P9"><text:span text:style-name="Source_20_Text">docker run hello-world</text:span></text:p>
      <text:p text:style-name="Text_20_body"><text:span text:style-name="Strong_20_Emphasis">Expected output</text:span>:</text:p>
      <text:p text:style-name="Preformatted_20_Text"><text:span text:style-name="Source_20_Text">Hello from Docker!</text:span></text:p>
      <text:p text:style-name="Preformatted_20_Text"><text:span text:style-name="Source_20_Text">This message shows that your installation appears to be working correctly.</text:span></text:p>
      <text:p text:style-name="P9"><text:span text:style-name="Source_20_Text">...</text:span></text:p>
      <text:p text:style-name="Text_20_body">This pulls the small "hello-world" image and runs it. It's a simple test to confirm Docker is working correctly.</text:p>
      <text:p text:style-name="Horizontal_20_Line"/>
      <text:h text:style-name="Heading_20_2" text:outline-level="2">Basic Docker Commands</text:h>
      <text:p text:style-name="Preformatted_20_Text"><text:span text:style-name="Source_20_Text"># Download (pull) an image</text:span></text:p>
      <text:p text:style-name="Preformatted_20_Text"><text:span text:style-name="Source_20_Text">docker pull nginx</text:span></text:p>
      <text:p text:style-name="Preformatted_20_Text"/>
      <text:p text:style-name="Preformatted_20_Text"><text:span text:style-name="Source_20_Text"># List all downloaded images</text:span></text:p>
      <text:p text:style-name="Preformatted_20_Text"><text:span text:style-name="Source_20_Text">docker images</text:span></text:p>
      <text:p text:style-name="Preformatted_20_Text"/>
      <text:p text:style-name="Preformatted_20_Text"><text:span text:style-name="Source_20_Text"># Run a container</text:span></text:p>
      <text:p text:style-name="Preformatted_20_Text"><text:span text:style-name="Source_20_Text">docker run -d --name mynginx -p 8080:80 nginx</text:span></text:p>
      <text:p text:style-name="Preformatted_20_Text"/>
      <text:p text:style-name="Preformatted_20_Text"><text:span text:style-name="Source_20_Text"># List running containers</text:span></text:p>
      <text:p text:style-name="Preformatted_20_Text"><text:span text:style-name="Source_20_Text">docker ps</text:span></text:p>
      <text:p text:style-name="Preformatted_20_Text"/>
      <text:p text:style-name="Preformatted_20_Text"><text:span text:style-name="Source_20_Text"># List all containers (including stopped ones)</text:span></text:p>
      <text:p text:style-name="Preformatted_20_Text"><text:span text:style-name="Source_20_Text">docker ps -a</text:span></text:p>
      <text:p text:style-name="Preformatted_20_Text"/>
      <text:p text:style-name="Preformatted_20_Text"><text:span text:style-name="Source_20_Text"># Stop a container</text:span></text:p>
      <text:p text:style-name="Preformatted_20_Text"><text:span text:style-name="Source_20_Text">docker stop mynginx</text:span></text:p>
      <text:p text:style-name="Preformatted_20_Text"/>
      <text:p text:style-name="Preformatted_20_Text"><text:span text:style-name="Source_20_Text"># Remove a container</text:span></text:p>
      <text:p text:style-name="P9"><text:span text:style-name="Source_20_Text">docker rm mynginx</text:span></text:p>
      <text:p text:style-name="Horizontal_20_Line"/>
      <text:h text:style-name="Heading_20_2" text:outline-level="2"><text:soft-page-break/>Understanding Docker Run Options</text:h>
      <text:p text:style-name="P9"><text:span text:style-name="Source_20_Text">docker run -d --name mynginx -p 8080:80 nginx</text:span></text:p>
      <text:list text:style-name="L5">
        <text:list-item>
          <text:p text:style-name="P10"><text:span text:style-name="Strong_20_Emphasis">-d</text:span>: Run in background (detached mode) </text:p>
        </text:list-item>
        <text:list-item>
          <text:p text:style-name="P10"><text:span text:style-name="Strong_20_Emphasis">--name mynginx</text:span>: Give the container a name </text:p>
        </text:list-item>
        <text:list-item>
          <text:p text:style-name="P10"><text:span text:style-name="Strong_20_Emphasis">-p 8080:80</text:span>: Map port 8080 on your computer to port 80 in the container </text:p>
        </text:list-item>
        <text:list-item>
          <text:p text:style-name="P11"><text:span text:style-name="Strong_20_Emphasis">nginx</text:span>: The image to use </text:p>
        </text:list-item>
      </text:list>
      <text:p text:style-name="Horizontal_20_Line"/>
      <text:h text:style-name="Heading_20_2" text:outline-level="2">Exercise: Run a Web Server</text:h>
      <text:list text:style-name="L6">
        <text:list-item>
          <text:p text:style-name="P12">Pull the nginx image:</text:p>
          <text:p text:style-name="P13"><text:span text:style-name="Source_20_Text">docker pull nginx</text:span></text:p>
        </text:list-item>
        <text:list-item>
          <text:p text:style-name="P12">Run a container:</text:p>
          <text:p text:style-name="P13"><text:span text:style-name="Source_20_Text">docker run -d --name mynginx -p 8080:80 nginx</text:span></text:p>
        </text:list-item>
        <text:list-item>
          <text:p text:style-name="P12">Open your browser and visit: http://localhost:8080</text:p>
        </text:list-item>
        <text:list-item>
          <text:p text:style-name="P12">You should see the Nginx welcome page!</text:p>
        </text:list-item>
        <text:list-item>
          <text:p text:style-name="P12">Check that the container is running:</text:p>
          <text:p text:style-name="P13"><text:span text:style-name="Source_20_Text">docker ps</text:span></text:p>
        </text:list-item>
        <text:list-item>
          <text:p text:style-name="P12">Stop and remove when done:</text:p>
          <text:p text:style-name="P14"><text:span text:style-name="Source_20_Text">docker stop mynginx</text:span></text:p>
          <text:p text:style-name="P13"><text:span text:style-name="Source_20_Text">docker rm mynginx</text:span></text:p>
        </text:list-item>
      </text:list>
      <text:p text:style-name="Horizontal_20_Line"/>
      <text:h text:style-name="Heading_20_2" text:outline-level="2">Basic Docker Volumes</text:h>
      <text:p text:style-name="Text_20_body">Volumes let you store data outside the container. This means:</text:p>
      <text:list text:style-name="L7">
        <text:list-item>
          <text:p text:style-name="P15">Data persists even if the container is removed </text:p>
        </text:list-item>
        <text:list-item>
          <text:p text:style-name="P15">Data can be shared between containers </text:p>
        </text:list-item>
        <text:list-item>
          <text:p text:style-name="P16">Changes to files happen in real-time </text:p>
        </text:list-item>
      </text:list>
      <text:p text:style-name="Text_20_body"><text:span text:style-name="Strong_20_Emphasis">Two main ways to use volumes</text:span>:</text:p>
      <text:list text:style-name="L8">
        <text:list-item>
          <text:p text:style-name="P17">Bind mounts: Link a folder on your computer to a folder in the container </text:p>
        </text:list-item>
        <text:list-item>
          <text:p text:style-name="P18">Named volumes: Docker-managed storage area </text:p>
        </text:list-item>
      </text:list>
      <text:p text:style-name="Horizontal_20_Line"/>
      <text:h text:style-name="Heading_20_2" text:outline-level="2"><text:soft-page-break/>Bind Mounts: Sharing Folders</text:h>
      <text:p text:style-name="Text_20_body">Create a folder on your computer with an index.html file:</text:p>
      <text:p text:style-name="Preformatted_20_Text"><text:span text:style-name="Source_20_Text">&lt;html&gt;</text:span></text:p>
      <text:p text:style-name="Preformatted_20_Text"><text:span text:style-name="Source_20_Text"><text:s text:c="2"/>&lt;body&gt;</text:span></text:p>
      <text:p text:style-name="Preformatted_20_Text"><text:span text:style-name="Source_20_Text"><text:s text:c="4"/>&lt;h1&gt;My First Docker Website!&lt;/h1&gt;</text:span></text:p>
      <text:p text:style-name="Preformatted_20_Text"><text:span text:style-name="Source_20_Text"><text:s text:c="4"/>&lt;p&gt;This is running in a container.&lt;/p&gt;</text:span></text:p>
      <text:p text:style-name="Preformatted_20_Text"><text:span text:style-name="Source_20_Text"><text:s text:c="2"/>&lt;/body&gt;</text:span></text:p>
      <text:p text:style-name="P9"><text:span text:style-name="Source_20_Text">&lt;/html&gt;</text:span></text:p>
      <text:p text:style-name="Text_20_body">Run a container with this folder mounted:</text:p>
      <text:p text:style-name="P9"><text:span text:style-name="Source_20_Text">docker run -d --name mywebsite -p 8080:80 -v $(pwd):/usr/share/nginx/html nginx</text:span></text:p>
      <text:p text:style-name="Text_20_body">Visit http://localhost:8080 to see your site!</text:p>
      <text:p text:style-name="Text_20_body">Edit the index.html file on your computer, refresh the page, and see the changes instantly!</text:p>
      <text:p text:style-name="Horizontal_20_Line"/>
      <text:h text:style-name="Heading_20_2" text:outline-level="2">Named Volumes: Persistent Storage</text:h>
      <text:p text:style-name="Text_20_body">Create a named volume:</text:p>
      <text:p text:style-name="P9"><text:span text:style-name="Source_20_Text">docker volume create mydata</text:span></text:p>
      <text:p text:style-name="Text_20_body">List all volumes:</text:p>
      <text:p text:style-name="P9"><text:span text:style-name="Source_20_Text">docker volume ls</text:span></text:p>
      <text:p text:style-name="Text_20_body">Run a container with the named volume:</text:p>
      <text:p text:style-name="P9"><text:span text:style-name="Source_20_Text">docker run -d --name mysql-db -v mydata:/var/lib/mysql -e MYSQL_ROOT_PASSWORD=secret mysql:5.7</text:span></text:p>
      <text:p text:style-name="Text_20_body">Even if you remove the container, the data remains:</text:p>
      <text:p text:style-name="Preformatted_20_Text"><text:span text:style-name="Source_20_Text">docker stop mysql-db</text:span></text:p>
      <text:p text:style-name="Preformatted_20_Text"><text:span text:style-name="Source_20_Text">docker rm mysql-db</text:span></text:p>
      <text:p text:style-name="Preformatted_20_Text"><text:span text:style-name="Source_20_Text"># Create a new container using the same volume</text:span></text:p>
      <text:p text:style-name="Preformatted_20_Text"><text:span text:style-name="Source_20_Text">docker run -d --name new-mysql-db -v mydata:/var/lib/mysql -e MYSQL_ROOT_PASSWORD=secret mysql:5.7</text:span></text:p>
      <text:p text:style-name="P9"><text:span text:style-name="Source_20_Text"># Your data is still there!</text:span></text:p>
      <text:p text:style-name="Horizontal_20_Line"/>
      <text:h text:style-name="Heading_20_2" text:outline-level="2">Exercise: Working with Volumes</text:h>
      <text:list text:style-name="L9">
        <text:list-item>
          <text:p text:style-name="P19">Create a named volume:</text:p>
          <text:p text:style-name="P20"><text:span text:style-name="Source_20_Text">docker volume create webdata</text:span></text:p>
        </text:list-item>
        <text:list-item>
          <text:p text:style-name="P19">Run a container with the volume:</text:p>
          <text:p text:style-name="P20"><text:soft-page-break/><text:span text:style-name="Source_20_Text">docker run -d --name webserver -p 8080:80 -v webdata:/usr/share/nginx/html nginx</text:span></text:p>
        </text:list-item>
        <text:list-item>
          <text:p text:style-name="P19">Connect to the container and add a file:</text:p>
          <text:p text:style-name="P21"><text:span text:style-name="Source_20_Text">docker exec -it webserver bash</text:span></text:p>
          <text:p text:style-name="P21"><text:span text:style-name="Source_20_Text">echo "&lt;h1&gt;Hello from a volume!&lt;/h1&gt;" &gt; /usr/share/nginx/html/index.html</text:span></text:p>
          <text:p text:style-name="P20"><text:span text:style-name="Source_20_Text">exit</text:span></text:p>
        </text:list-item>
        <text:list-item>
          <text:p text:style-name="P19">Visit http://localhost:8080 to see your page</text:p>
        </text:list-item>
        <text:list-item>
          <text:p text:style-name="P19">Stop and remove the container:</text:p>
          <text:p text:style-name="P21"><text:span text:style-name="Source_20_Text">docker stop webserver</text:span></text:p>
          <text:p text:style-name="P20"><text:span text:style-name="Source_20_Text">docker rm webserver</text:span></text:p>
        </text:list-item>
        <text:list-item>
          <text:p text:style-name="P19">Create a new container using the same volume:</text:p>
          <text:p text:style-name="P20"><text:span text:style-name="Source_20_Text">docker run -d --name webserver2 -p 8080:80 -v webdata:/usr/share/nginx/html nginx</text:span></text:p>
        </text:list-item>
        <text:list-item>
          <text:p text:style-name="P19">Visit http://localhost:8080 again - your data is still there!</text:p>
        </text:list-item>
      </text:list>
      <text:p text:style-name="Horizontal_20_Line"/>
      <text:h text:style-name="Heading_20_2" text:outline-level="2">Connecting to Running Containers</text:h>
      <text:p text:style-name="Text_20_body"><text:span text:style-name="Strong_20_Emphasis">Execute commands in a running container</text:span>:</text:p>
      <text:p text:style-name="Preformatted_20_Text"><text:span text:style-name="Source_20_Text"># Run a shell inside an Nginx container</text:span></text:p>
      <text:p text:style-name="P9"><text:span text:style-name="Source_20_Text">docker exec -it mynginx bash</text:span></text:p>
      <text:p text:style-name="Text_20_body"><text:span text:style-name="Strong_20_Emphasis">Expected output</text:span>:</text:p>
      <text:p text:style-name="Preformatted_20_Text"><text:span text:style-name="Source_20_Text">root@7f2569ed9ce0:/# ls</text:span></text:p>
      <text:p text:style-name="Preformatted_20_Text"><text:span text:style-name="Source_20_Text">bin <text:s/>boot <text:s/>dev <text:s/>etc <text:s/>...</text:span></text:p>
      <text:p text:style-name="Preformatted_20_Text"><text:span text:style-name="Source_20_Text">root@7f2569ed9ce0:/# cd /usr/share/nginx/html</text:span></text:p>
      <text:p text:style-name="Preformatted_20_Text"><text:span text:style-name="Source_20_Text">root@7f2569ed9ce0:/usr/share/nginx/html# ls</text:span></text:p>
      <text:p text:style-name="P9"><text:span text:style-name="Source_20_Text">index.html</text:span></text:p>
      <text:p text:style-name="Text_20_body"><text:span text:style-name="Strong_20_Emphasis">View application logs</text:span>:</text:p>
      <text:p text:style-name="P9"><text:span text:style-name="Source_20_Text">docker logs mynginx</text:span></text:p>
      <text:p text:style-name="Text_20_body"><text:span text:style-name="Strong_20_Emphasis">Copy files to/from containers</text:span>:</text:p>
      <text:p text:style-name="Preformatted_20_Text"><text:span text:style-name="Source_20_Text"># Copy file FROM container TO host</text:span></text:p>
      <text:p text:style-name="Preformatted_20_Text"><text:span text:style-name="Source_20_Text">docker cp mynginx:/etc/nginx/nginx.conf ./nginx.conf</text:span></text:p>
      <text:p text:style-name="Preformatted_20_Text"/>
      <text:p text:style-name="Preformatted_20_Text"><text:span text:style-name="Source_20_Text"># Copy file FROM host TO container</text:span></text:p>
      <text:p text:style-name="P9"><text:span text:style-name="Source_20_Text">docker cp ./custom-config.conf mynginx:/etc/nginx/conf.d/</text:span></text:p>
      <text:p text:style-name="Horizontal_20_Line"/>
      <text:h text:style-name="Heading_20_2" text:outline-level="2"><text:soft-page-break/>Environment Variables in Containers</text:h>
      <text:p text:style-name="Text_20_body">Environment variables let you configure containers without changing their code.</text:p>
      <text:p text:style-name="Text_20_body"><text:span text:style-name="Strong_20_Emphasis">Simple example with environment variables</text:span>:</text:p>
      <text:p text:style-name="P9"><text:span text:style-name="Source_20_Text">docker run -d --name mycontainer -e NAME=John -e GREETING="Hello there" nginx</text:span></text:p>
      <text:p text:style-name="Text_20_body"><text:span text:style-name="Strong_20_Emphasis">Checking environment variables inside the container</text:span>:</text:p>
      <text:p text:style-name="Preformatted_20_Text"><text:span text:style-name="Source_20_Text">docker exec -it mycontainer bash</text:span></text:p>
      <text:p text:style-name="Preformatted_20_Text"><text:span text:style-name="Source_20_Text">echo $NAME</text:span></text:p>
      <text:p text:style-name="P9"><text:span text:style-name="Source_20_Text">echo $GREETING</text:span></text:p>
      <text:p text:style-name="Text_20_body"><text:span text:style-name="Strong_20_Emphasis">Expected output</text:span>:</text:p>
      <text:p text:style-name="Preformatted_20_Text"><text:span text:style-name="Source_20_Text">John</text:span></text:p>
      <text:p text:style-name="P9"><text:span text:style-name="Source_20_Text">Hello there</text:span></text:p>
      <text:p text:style-name="Horizontal_20_Line"/>
      <text:h text:style-name="Heading_20_2" text:outline-level="2">Environment Variables: Real Example</text:h>
      <text:p text:style-name="Text_20_body">Let's run a MySQL database with environment variables:</text:p>
      <text:p text:style-name="Preformatted_20_Text"><text:span text:style-name="Source_20_Text">docker run -d --name mydb \</text:span></text:p>
      <text:p text:style-name="Preformatted_20_Text"><text:span text:style-name="Source_20_Text"><text:s text:c="2"/>-e MYSQL_ROOT_PASSWORD=rootpass \</text:span></text:p>
      <text:p text:style-name="Preformatted_20_Text"><text:span text:style-name="Source_20_Text"><text:s text:c="2"/>-e MYSQL_DATABASE=myapp \</text:span></text:p>
      <text:p text:style-name="Preformatted_20_Text"><text:span text:style-name="Source_20_Text"><text:s text:c="2"/>-e MYSQL_USER=appuser \</text:span></text:p>
      <text:p text:style-name="Preformatted_20_Text"><text:span text:style-name="Source_20_Text"><text:s text:c="2"/>-e MYSQL_PASSWORD=apppass \</text:span></text:p>
      <text:p text:style-name="P9"><text:span text:style-name="Source_20_Text"><text:s text:c="2"/>mysql:5.7</text:span></text:p>
      <text:p text:style-name="Text_20_body">Connect to the database:</text:p>
      <text:p text:style-name="P9"><text:span text:style-name="Source_20_Text">docker exec -it mydb mysql -u appuser -papppass myapp</text:span></text:p>
      <text:p text:style-name="Text_20_body">Inside MySQL:</text:p>
      <text:p text:style-name="Preformatted_20_Text"><text:span text:style-name="Source_20_Text">CREATE TABLE users (id INT, name VARCHAR(50));</text:span></text:p>
      <text:p text:style-name="Preformatted_20_Text"><text:span text:style-name="Source_20_Text">INSERT INTO users VALUES (1, 'Alice');</text:span></text:p>
      <text:p text:style-name="P9"><text:span text:style-name="Source_20_Text">SELECT * FROM users;</text:span></text:p>
      <text:p text:style-name="Text_20_body">The database and user were created using environment variables!</text:p>
      <text:p text:style-name="Horizontal_20_Line"/>
      <text:h text:style-name="Heading_20_2" text:outline-level="2">Docker Networking Basics</text:h>
      <text:p text:style-name="Text_20_body"><text:span text:style-name="Strong_20_Emphasis">List all networks</text:span>:</text:p>
      <text:p text:style-name="P9"><text:span text:style-name="Source_20_Text">docker network ls</text:span></text:p>
      <text:p text:style-name="Text_20_body"><text:span text:style-name="Strong_20_Emphasis">Create a custom network</text:span>:</text:p>
      <text:p text:style-name="P9"><text:span text:style-name="Source_20_Text">docker network create mynetwork</text:span></text:p>
      <text:p text:style-name="Text_20_body"><text:soft-page-break/><text:span text:style-name="Strong_20_Emphasis">Run containers in the network</text:span>:</text:p>
      <text:p text:style-name="Preformatted_20_Text"><text:span text:style-name="Source_20_Text"># Run first container</text:span></text:p>
      <text:p text:style-name="Preformatted_20_Text"><text:span text:style-name="Source_20_Text">docker run -d --name container1 --network mynetwork nginx</text:span></text:p>
      <text:p text:style-name="Preformatted_20_Text"/>
      <text:p text:style-name="Preformatted_20_Text"><text:span text:style-name="Source_20_Text"># Run second container</text:span></text:p>
      <text:p text:style-name="P9"><text:span text:style-name="Source_20_Text">docker run -d --name container2 --network mynetwork nginx</text:span></text:p>
      <text:p text:style-name="Text_20_body"><text:span text:style-name="Strong_20_Emphasis">Containers can find each other by name</text:span>:</text:p>
      <text:p text:style-name="Preformatted_20_Text"><text:span text:style-name="Source_20_Text"># Connect to container2</text:span></text:p>
      <text:p text:style-name="Preformatted_20_Text"><text:span text:style-name="Source_20_Text">docker exec -it container2 bash</text:span></text:p>
      <text:p text:style-name="Preformatted_20_Text"/>
      <text:p text:style-name="Preformatted_20_Text"><text:span text:style-name="Source_20_Text"># Install ping</text:span></text:p>
      <text:p text:style-name="Preformatted_20_Text"><text:span text:style-name="Source_20_Text">apt-get update &amp;&amp; apt-get install -y iputils-ping</text:span></text:p>
      <text:p text:style-name="Preformatted_20_Text"/>
      <text:p text:style-name="Preformatted_20_Text"><text:span text:style-name="Source_20_Text"># Ping container1 by name</text:span></text:p>
      <text:p text:style-name="P9"><text:span text:style-name="Source_20_Text">ping container1</text:span></text:p>
      <text:p text:style-name="Text_20_body"><text:span text:style-name="Strong_20_Emphasis">Expected output</text:span>:</text:p>
      <text:p text:style-name="Preformatted_20_Text"><text:span text:style-name="Source_20_Text">PING container1 (172.18.0.2) 56(84) bytes of data.</text:span></text:p>
      <text:p text:style-name="Preformatted_20_Text"><text:span text:style-name="Source_20_Text">64 bytes from container1.mynetwork (172.18.0.2): icmp_seq=1 ttl=64 time=0.075 ms</text:span></text:p>
      <text:p text:style-name="P9"><text:span text:style-name="Source_20_Text">64 bytes from container1.mynetwork (172.18.0.2): icmp_seq=2 ttl=64 time=0.055 ms</text:span></text:p>
      <text:p text:style-name="Horizontal_20_Line"/>
      <text:h text:style-name="Heading_20_2" text:outline-level="2">Simple Node.js Application in Docker</text:h>
      <text:list text:style-name="L10">
        <text:list-item>
          <text:p text:style-name="P22">Create a folder for your project:</text:p>
          <text:p text:style-name="P23"><text:span text:style-name="Source_20_Text">mkdir node-docker</text:span></text:p>
          <text:p text:style-name="P24"><text:span text:style-name="Source_20_Text">cd node-docker</text:span></text:p>
        </text:list-item>
        <text:list-item>
          <text:p text:style-name="P22">Create a simple app.js file:</text:p>
          <text:p text:style-name="P23"><text:span text:style-name="Source_20_Text">const http = require('http');</text:span></text:p>
          <text:p text:style-name="P23"/>
          <text:p text:style-name="P23"><text:span text:style-name="Source_20_Text">const server = http.createServer((req, res) =&gt; {</text:span></text:p>
          <text:p text:style-name="P23"><text:span text:style-name="Source_20_Text"><text:s text:c="2"/>res.statusCode = 200;</text:span></text:p>
          <text:p text:style-name="P23"><text:span text:style-name="Source_20_Text"><text:s text:c="2"/>res.setHeader('Content-Type', 'text/plain');</text:span></text:p>
          <text:p text:style-name="P23"><text:span text:style-name="Source_20_Text"><text:s text:c="2"/>res.end('Hello from Node.js in Docker!\n');</text:span></text:p>
          <text:p text:style-name="P23"><text:span text:style-name="Source_20_Text">});</text:span></text:p>
          <text:p text:style-name="P23"/>
          <text:p text:style-name="P23"><text:span text:style-name="Source_20_Text">server.listen(3000, '0.0.0.0', () =&gt; {</text:span></text:p>
          <text:p text:style-name="P23"><text:span text:style-name="Source_20_Text"><text:s text:c="2"/>console.log('Server running at http://0.0.0.0:3000/');</text:span></text:p>
          <text:p text:style-name="P24"><text:span text:style-name="Source_20_Text">});</text:span></text:p>
        </text:list-item>
        <text:list-item>
          <text:p text:style-name="P22">Run the application in Docker:</text:p>
          <text:p text:style-name="P24"><text:span text:style-name="Source_20_Text">docker run -d --name nodeapp -p 3000:3000 -v $(pwd):/app -w /app node:14 node app.js</text:span></text:p>
        </text:list-item>
        <text:list-item>
          <text:p text:style-name="P22">Visit http://localhost:3000 in your browser</text:p>
        </text:list-item>
      </text:list>
      <text:p text:style-name="Horizontal_20_Line"/>
      <text:h text:style-name="Heading_20_2" text:outline-level="2"><text:soft-page-break/>Customizing the Node.js App with Environment Variables</text:h>
      <text:p text:style-name="Text_20_body">Modify your app.js:</text:p>
      <text:p text:style-name="Preformatted_20_Text"><text:span text:style-name="Source_20_Text">const http = require('http');</text:span></text:p>
      <text:p text:style-name="Preformatted_20_Text"/>
      <text:p text:style-name="Preformatted_20_Text"><text:span text:style-name="Source_20_Text">// Use environment variables with defaults</text:span></text:p>
      <text:p text:style-name="Preformatted_20_Text"><text:span text:style-name="Source_20_Text">const port = process.env.PORT || 3000;</text:span></text:p>
      <text:p text:style-name="Preformatted_20_Text"><text:span text:style-name="Source_20_Text">const message = process.env.MESSAGE || 'Hello from Node.js in Docker!';</text:span></text:p>
      <text:p text:style-name="Preformatted_20_Text"/>
      <text:p text:style-name="Preformatted_20_Text"><text:span text:style-name="Source_20_Text">const server = http.createServer((req, res) =&gt; {</text:span></text:p>
      <text:p text:style-name="Preformatted_20_Text"><text:span text:style-name="Source_20_Text"><text:s text:c="2"/>res.statusCode = 200;</text:span></text:p>
      <text:p text:style-name="Preformatted_20_Text"><text:span text:style-name="Source_20_Text"><text:s text:c="2"/>res.setHeader('Content-Type', 'text/plain');</text:span></text:p>
      <text:p text:style-name="Preformatted_20_Text"><text:span text:style-name="Source_20_Text"><text:s text:c="2"/>res.end(message + '\n'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server.listen(port, '0.0.0.0', () =&gt; {</text:span></text:p>
      <text:p text:style-name="Preformatted_20_Text"><text:span text:style-name="Source_20_Text"><text:s text:c="2"/>console.log(`Server running at http://0.0.0.0:${port}/`);</text:span></text:p>
      <text:p text:style-name="P9"><text:span text:style-name="Source_20_Text">});</text:span></text:p>
      <text:p text:style-name="Text_20_body">Run with environment variables:</text:p>
      <text:p text:style-name="Preformatted_20_Text"><text:span text:style-name="Source_20_Text">docker run -d --name nodeapp -p 3000:3000 \</text:span></text:p>
      <text:p text:style-name="Preformatted_20_Text"><text:span text:style-name="Source_20_Text"><text:s text:c="2"/>-e PORT=3000 \</text:span></text:p>
      <text:p text:style-name="Preformatted_20_Text"><text:span text:style-name="Source_20_Text"><text:s text:c="2"/>-e MESSAGE="Welcome to my custom Docker app!" \</text:span></text:p>
      <text:p text:style-name="Preformatted_20_Text"><text:span text:style-name="Source_20_Text"><text:s text:c="2"/>-v $(pwd):/app -w /app \</text:span></text:p>
      <text:p text:style-name="P9"><text:span text:style-name="Source_20_Text"><text:s text:c="2"/>node:14 node app.js</text:span></text:p>
      <text:p text:style-name="Horizontal_20_Line"/>
      <text:h text:style-name="Heading_20_2" text:outline-level="2">Building Your Own Image with Dockerfile</text:h>
      <text:p text:style-name="Text_20_body">Create a file named <text:span text:style-name="Source_20_Text">Dockerfile</text:span>:</text:p>
      <text:p text:style-name="Preformatted_20_Text"><text:span text:style-name="Source_20_Text">FROM node:14</text:span></text:p>
      <text:p text:style-name="Preformatted_20_Text"><text:span text:style-name="Source_20_Text">WORKDIR /app</text:span></text:p>
      <text:p text:style-name="Preformatted_20_Text"><text:span text:style-name="Source_20_Text">COPY app.js .</text:span></text:p>
      <text:p text:style-name="Preformatted_20_Text"><text:span text:style-name="Source_20_Text">EXPOSE 3000</text:span></text:p>
      <text:p text:style-name="P9"><text:span text:style-name="Source_20_Text">CMD ["node", "app.js"]</text:span></text:p>
      <text:p text:style-name="Text_20_body">Build and run:</text:p>
      <text:p text:style-name="Preformatted_20_Text"><text:span text:style-name="Source_20_Text">docker build -t mynodeapp .</text:span></text:p>
      <text:p text:style-name="P9"><text:span text:style-name="Source_20_Text">docker run -d -p 3000:3000 mynodeapp</text:span></text:p>
      <text:p text:style-name="Text_20_body">This creates a reusable image with your application.</text:p>
      <text:p text:style-name="Horizontal_20_Line"/>
      <text:h text:style-name="Heading_20_2" text:outline-level="2">Practical Exercises for Beginners</text:h>
      <text:list text:style-name="L11">
        <text:list-item>
          <text:p text:style-name="P25"><text:span text:style-name="Strong_20_Emphasis">First Steps</text:span>:</text:p>
          <text:list>
            <text:list-item>
              <text:p text:style-name="P26">Run <text:span text:style-name="Source_20_Text">docker run hello-world</text:span> </text:p>
            </text:list-item>
            <text:list-item>
              <text:p text:style-name="P26">Run <text:span text:style-name="Source_20_Text">docker run -it ubuntu</text:span> and try some Linux commands </text:p>
            </text:list-item>
            <text:list-item>
              <text:p text:style-name="P26"><text:soft-page-break/>Run <text:span text:style-name="Source_20_Text">docker run -d -p 8080:80 nginx</text:span> and visit the webpage </text:p>
            </text:list-item>
          </text:list>
        </text:list-item>
        <text:list-item>
          <text:p text:style-name="P25"><text:span text:style-name="Strong_20_Emphasis">Volumes Exercise</text:span>:</text:p>
          <text:list>
            <text:list-item>
              <text:p text:style-name="P26">Create a volume: <text:span text:style-name="Source_20_Text">docker volume create myvolume</text:span> </text:p>
            </text:list-item>
            <text:list-item>
              <text:p text:style-name="P26">Run a container with the volume: <text:span text:style-name="Source_20_Text">docker run -d -v myvolume:/data --name vol-test ubuntu sleep 1000</text:span> </text:p>
            </text:list-item>
            <text:list-item>
              <text:p text:style-name="P26">Connect to the container: <text:span text:style-name="Source_20_Text">docker exec -it vol-test bash</text:span> </text:p>
            </text:list-item>
            <text:list-item>
              <text:p text:style-name="P26">Create a file in the volume: <text:span text:style-name="Source_20_Text">echo "test" &gt; /data/testfile.txt</text:span> </text:p>
            </text:list-item>
            <text:list-item>
              <text:p text:style-name="P26">Exit and remove the container: <text:span text:style-name="Source_20_Text">docker stop vol-test &amp;&amp; docker rm vol-test</text:span> </text:p>
            </text:list-item>
            <text:list-item>
              <text:p text:style-name="P26">Run a new container with the same volume and verify the file exists </text:p>
            </text:list-item>
          </text:list>
        </text:list-item>
        <text:list-item>
          <text:p text:style-name="P25"><text:span text:style-name="Strong_20_Emphasis">Simple Web Server</text:span>:</text:p>
          <text:list>
            <text:list-item>
              <text:p text:style-name="P26">Create an HTML file with your name and a message </text:p>
            </text:list-item>
            <text:list-item>
              <text:p text:style-name="P26">Run Nginx with your HTML file mounted </text:p>
            </text:list-item>
            <text:list-item>
              <text:p text:style-name="P25">Visit your custom web page </text:p>
            </text:list-item>
          </text:list>
        </text:list-item>
      </text:list>
      <text:p text:style-name="Horizontal_20_Line"/>
      <text:h text:style-name="Heading_20_2" text:outline-level="2">Docker Commands Cheat Sheet</text:h>
      <text:p text:style-name="Text_20_body"><text:span text:style-name="Strong_20_Emphasis">Images</text:span>:</text:p>
      <text:list text:style-name="L12">
        <text:list-item>
          <text:p text:style-name="P27"><text:span text:style-name="Source_20_Text">docker pull image</text:span> - Download an image </text:p>
        </text:list-item>
        <text:list-item>
          <text:p text:style-name="P27"><text:span text:style-name="Source_20_Text">docker images</text:span> - List all images </text:p>
        </text:list-item>
        <text:list-item>
          <text:p text:style-name="P27"><text:span text:style-name="Source_20_Text">docker rmi image</text:span> - Remove an image </text:p>
        </text:list-item>
        <text:list-item>
          <text:p text:style-name="P28"><text:span text:style-name="Source_20_Text">docker build -t name .</text:span> - Build an image from Dockerfile </text:p>
        </text:list-item>
      </text:list>
      <text:p text:style-name="Text_20_body"><text:span text:style-name="Strong_20_Emphasis">Containers</text:span>:</text:p>
      <text:list text:style-name="L13">
        <text:list-item>
          <text:p text:style-name="P29"><text:span text:style-name="Source_20_Text">docker run image</text:span> - Run a container </text:p>
        </text:list-item>
        <text:list-item>
          <text:p text:style-name="P29"><text:span text:style-name="Source_20_Text">docker ps</text:span> - List running containers </text:p>
        </text:list-item>
        <text:list-item>
          <text:p text:style-name="P29"><text:span text:style-name="Source_20_Text">docker ps -a</text:span> - List all containers </text:p>
        </text:list-item>
        <text:list-item>
          <text:p text:style-name="P29"><text:span text:style-name="Source_20_Text">docker stop container</text:span> - Stop a container </text:p>
        </text:list-item>
        <text:list-item>
          <text:p text:style-name="P29"><text:span text:style-name="Source_20_Text">docker rm container</text:span> - Remove a container </text:p>
        </text:list-item>
        <text:list-item>
          <text:p text:style-name="P30"><text:span text:style-name="Source_20_Text">docker exec -it container command</text:span> - Run command in container </text:p>
        </text:list-item>
      </text:list>
      <text:p text:style-name="Text_20_body"><text:span text:style-name="Strong_20_Emphasis">Volumes</text:span>:</text:p>
      <text:list text:style-name="L14">
        <text:list-item>
          <text:p text:style-name="P31"><text:span text:style-name="Source_20_Text">docker volume create name</text:span> - Create a volume </text:p>
        </text:list-item>
        <text:list-item>
          <text:p text:style-name="P31"><text:span text:style-name="Source_20_Text">docker volume ls</text:span> - List volumes </text:p>
        </text:list-item>
        <text:list-item>
          <text:p text:style-name="P32"><text:span text:style-name="Source_20_Text">docker volume rm name</text:span> - Remove a volume </text:p>
        </text:list-item>
      </text:list>
      <text:p text:style-name="Horizontal_20_Line"/>
      <text:h text:style-name="Heading_20_2" text:outline-level="2"><text:soft-page-break/>Next Steps in Your Docker Journey</text:h>
      <text:list text:style-name="L15">
        <text:list-item>
          <text:p text:style-name="P33">Learn to write better Dockerfiles </text:p>
        </text:list-item>
        <text:list-item>
          <text:p text:style-name="P33">Run multi-container applications </text:p>
        </text:list-item>
        <text:list-item>
          <text:p text:style-name="P33">Study container orchestration with Kubernetes </text:p>
        </text:list-item>
        <text:list-item>
          <text:p text:style-name="P34">Practice by containerizing your own projects </text:p>
        </text:list-item>
      </text:list>
      <text:p text:style-name="Horizontal_20_Line"/>
      <text:h text:style-name="Heading_20_2" text:outline-level="2">Additional Resources</text:h>
      <text:list text:style-name="L16">
        <text:list-item>
          <text:p text:style-name="P35">Official Docker Documentation: https://docs.docker.com/ </text:p>
        </text:list-item>
        <text:list-item>
          <text:p text:style-name="P35">Docker Hub: https://hub.docker.com/ </text:p>
        </text:list-item>
        <text:list-item>
          <text:p text:style-name="P36">Play with Docker: https://labs.play-with-docker.com/ (practice in browser)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Roboto1" style:font-family-complex="Roboto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Roboto1" style:font-family-complex="Roboto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9:19:26.784826914</meta:creation-date>
    <dc:date>2025-02-27T12:24:37.988324472</dc:date>
    <meta:editing-duration>PT2H25M23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10" meta:paragraph-count="276" meta:word-count="1526" meta:character-count="9742" meta:non-whitespace-character-count="8479"/>
  </office:meta>
</office:document-meta>
</file>